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1pt dotted #000000" fo:border-right="none" fo:border-top="1pt dotted #000000" fo:border-bottom="1pt dotted #000000"/>
    </style:style>
    <style:style style:name="Tableau1.D1" style:family="table-cell">
      <style:table-cell-properties fo:padding="0.097cm" fo:border="1pt dotted #000000"/>
    </style:style>
    <style:style style:name="Tableau1.A2" style:family="table-cell">
      <style:table-cell-properties fo:padding="0.097cm" fo:border-left="1pt dotted #000000" fo:border-right="none" fo:border-top="none" fo:border-bottom="1pt dotted #000000"/>
    </style:style>
    <style:style style:name="Tableau1.D2" style:family="table-cell">
      <style:table-cell-properties fo:padding="0.097cm" fo:border-left="1pt dotted #000000" fo:border-right="1pt dotted #000000" fo:border-top="none" fo:border-bottom="1pt dotted #000000"/>
    </style:style>
    <style:style style:name="P1" style:family="paragraph" style:parent-style-name="Table_20_Contents">
      <style:paragraph-properties fo:text-align="center" style:justify-single-word="false"/>
      <style:text-properties officeooo:rsid="002758f1" officeooo:paragraph-rsid="002758f1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758f1" officeooo:paragraph-rsid="002758f1" style:font-weight-asian="bold" style:font-weight-complex="bold"/>
    </style:style>
    <style:style style:name="P4" style:family="paragraph" style:parent-style-name="Text_20_body">
      <style:text-properties officeooo:rsid="001c68fe" officeooo:paragraph-rsid="001c68fe"/>
    </style:style>
    <style:style style:name="P5" style:family="paragraph" style:parent-style-name="Text_20_body">
      <style:text-properties officeooo:rsid="001e83b9" officeooo:paragraph-rsid="001e83b9"/>
    </style:style>
    <style:style style:name="P6" style:family="paragraph" style:parent-style-name="Text_20_body">
      <style:text-properties officeooo:rsid="00203942" officeooo:paragraph-rsid="00203942"/>
    </style:style>
    <style:style style:name="P7" style:family="paragraph" style:parent-style-name="Text_20_body">
      <style:text-properties fo:font-weight="bold" officeooo:rsid="00223517" officeooo:paragraph-rsid="00223517" style:font-weight-asian="bold" style:font-weight-complex="bold"/>
    </style:style>
    <style:style style:name="P8" style:family="paragraph" style:parent-style-name="Text_20_body">
      <style:text-properties fo:font-weight="bold" officeooo:rsid="0026d4b0" officeooo:paragraph-rsid="0026d4b0" style:font-weight-asian="bold" style:font-weight-complex="bold"/>
    </style:style>
    <style:style style:name="P9" style:family="paragraph" style:parent-style-name="Text_20_body">
      <style:text-properties fo:font-weight="normal" officeooo:rsid="0023b341" officeooo:paragraph-rsid="0023b341" style:font-weight-asian="normal" style:font-weight-complex="normal"/>
    </style:style>
    <style:style style:name="P10" style:family="paragraph" style:parent-style-name="Text_20_body">
      <style:text-properties fo:font-weight="normal" officeooo:rsid="002758f1" officeooo:paragraph-rsid="002758f1" style:font-weight-asian="normal" style:font-weight-complex="normal"/>
    </style:style>
    <style:style style:name="T1" style:family="text">
      <style:text-properties officeooo:rsid="001cede9"/>
    </style:style>
    <style:style style:name="T2" style:family="text">
      <style:text-properties officeooo:rsid="001cf1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d48b" style:font-weight-asian="bold" style:font-weight-complex="bold"/>
    </style:style>
    <style:style style:name="T5" style:family="text">
      <style:text-properties officeooo:rsid="002845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ation orientée objet</text:p>
      <text:p text:style-name="Text_20_body"/>
      <text:p text:style-name="P4">Chaque objet est défini par une classe. Chaque classe possède des attributs et des méthodes. Un objet est une instance d’une classe. <text:span text:style-name="T1">Il possède un état interne et communique.</text:span></text:p>
      <text:p text:style-name="P4">→<text:span text:style-name="T2"> Un objet = tout ce que l’on peut créer à partir d’un plan (classe).</text:span></text:p>
      <text:p text:style-name="P4"/>
      <text:p text:style-name="P5">Facile à modéliser. </text:p>
      <text:p text:style-name="P5"/>
      <text:p text:style-name="P6">UM<text:span text:style-name="T3">L</text:span> : <text:span text:style-name="T4">L</text:span><text:span text:style-name="T3">oin</text:span> → on lit la cardinalité qui est au plus loin pour la lecture.</text:p>
      <text:p text:style-name="P6"/>
      <text:p text:style-name="P7">Attributs.</text:p>
      <text:p text:style-name="P9">Propriété nommée dans une classe qui décrit un domaine de valeur, partagée par tous les objets d’une classe.</text:p>
      <text:p text:style-name="P9"/>
      <text:p text:style-name="P8">Accessibilité/scope</text:p>
      <table:table table:name="Tableau1" table:style-name="Tableau1">
        <table:table-column table:style-name="Tableau1.A" table:number-columns-repeated="4"/>
        <table:table-row table:style-name="TableLine94348430306144">
          <table:table-cell table:style-name="Tableau1.A1" office:value-type="string">
            <text:p text:style-name="P3">Public</text:p>
          </table:table-cell>
          <table:table-cell table:style-name="Tableau1.A1" office:value-type="string">
            <text:p text:style-name="P3">Protected</text:p>
          </table:table-cell>
          <table:table-cell table:style-name="Tableau1.A1" office:value-type="string">
            <text:p text:style-name="P3">Package</text:p>
          </table:table-cell>
          <table:table-cell table:style-name="Tableau1.D1" office:value-type="string">
            <text:p text:style-name="P3"><text:span text:style-name="T5">P</text:span>rivate</text:p>
          </table:table-cell>
        </table:table-row>
        <table:table-row table:style-name="TableLine94348430306144">
          <table:table-cell table:style-name="Tableau1.A2" office:value-type="string">
            <text:p text:style-name="P1">+</text:p>
          </table:table-cell>
          <table:table-cell table:style-name="Tableau1.A2" office:value-type="string">
            <text:p text:style-name="P1">#</text:p>
          </table:table-cell>
          <table:table-cell table:style-name="Tableau1.A2" office:value-type="string">
            <text:p text:style-name="P1">~</text:p>
          </table:table-cell>
          <table:table-cell table:style-name="Tableau1.D2" office:value-type="string">
            <text:p text:style-name="P2">-</text:p>
          </table:table-cell>
        </table:table-row>
        <table:table-row table:style-name="TableLine94348430306144">
          <table:table-cell table:style-name="Tableau1.A2" office:value-type="string">
            <text:p text:style-name="P1">Tout le monde</text:p>
          </table:table-cell>
          <table:table-cell table:style-name="Tableau1.A2" office:value-type="string">
            <text:p text:style-name="P1">Classes dérivées</text:p>
          </table:table-cell>
          <table:table-cell table:style-name="Tableau1.A2" office:value-type="string">
            <text:p text:style-name="P1">Classes du même package</text:p>
          </table:table-cell>
          <table:table-cell table:style-name="Tableau1.D2" office:value-type="string">
            <text:p text:style-name="P1">Seule la classe concernée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08:35:04.529255356</meta:creation-date>
    <dc:date>2021-10-26T09:12:18.032942445</dc:date>
    <meta:editing-duration>PT37M3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1" meta:paragraph-count="20" meta:word-count="107" meta:character-count="610" meta:non-whitespace-character-count="522"/>
  </office:meta>
</office:document-meta>
</file>